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Text_20_body">
      <style:text-properties officeooo:paragraph-rsid="0021e3db"/>
    </style:style>
    <style:style style:name="P2" style:family="paragraph" style:parent-style-name="Heading_20_1">
      <style:text-properties fo:font-size="16pt" fo:background-color="#e9e976" style:font-size-asian="16pt" style:font-size-complex="16pt"/>
    </style:style>
    <style:style style:name="P3" style:family="paragraph" style:parent-style-name="Heading_20_1" style:list-style-name=""/>
    <style:style style:name="P4" style:family="paragraph" style:parent-style-name="Heading_20_1">
      <style:paragraph-properties fo:break-before="page"/>
      <style:text-properties fo:background-color="#e9e976"/>
    </style:style>
    <style:style style:name="P5" style:family="paragraph" style:parent-style-name="Text_20_body" style:list-style-name="Numbering_20_123">
      <style:paragraph-properties fo:margin-top="0cm" fo:margin-bottom="0cm" style:contextual-spacing="false"/>
      <style:text-properties officeooo:paragraph-rsid="0021e3db"/>
    </style:style>
    <style:style style:name="P6" style:family="paragraph" style:parent-style-name="Text_20_body" style:list-style-name="Numbering_20_123">
      <style:text-properties officeooo:paragraph-rsid="0021e3db"/>
    </style:style>
    <style:style style:name="P7" style:family="paragraph" style:parent-style-name="Text_20_body" style:list-style-name="Numbering_20_123">
      <style:text-properties fo:language="fr" fo:country="FR" style:text-underline-style="solid" style:text-underline-width="auto" style:text-underline-color="font-color" officeooo:rsid="0021e3db" officeooo:paragraph-rsid="0021e3db"/>
    </style:style>
    <style:style style:name="P8" style:family="paragraph" style:parent-style-name="Text_20_body" style:list-style-name="Numbering_20_123">
      <style:text-properties fo:language="fr" fo:country="FR" fo:font-weight="bold" officeooo:rsid="001a6814" officeooo:paragraph-rsid="0021e3db" style:font-weight-asian="bold" style:font-weight-complex="bold"/>
    </style:style>
    <style:style style:name="P9" style:family="paragraph" style:parent-style-name="Text_20_body" style:list-style-name="Numbering_20_123">
      <style:text-properties officeooo:rsid="0021e3db" officeooo:paragraph-rsid="0021e3db"/>
    </style:style>
    <style:style style:name="P10" style:family="paragraph" style:parent-style-name="Text_20_body">
      <style:text-properties fo:font-weight="bold" officeooo:rsid="002735c9" officeooo:paragraph-rsid="002735c9" fo:background-color="#e9e976" style:font-weight-asian="bold" style:font-weight-complex="bold"/>
    </style:style>
    <style:style style:name="P11" style:family="paragraph" style:parent-style-name="Text_20_body" style:list-style-name="List_20_1"/>
    <style:style style:name="P12" style:family="paragraph" style:parent-style-name="Text_20_body" style:list-style-name="List_20_1">
      <style:paragraph-properties fo:break-before="page"/>
      <style:text-properties officeooo:paragraph-rsid="0021e3db"/>
    </style:style>
    <style:style style:name="P13" style:family="paragraph" style:parent-style-name="Text_20_body" style:list-style-name="List_20_1">
      <style:paragraph-properties fo:margin-top="0cm" fo:margin-bottom="0cm" style:contextual-spacing="false"/>
    </style:style>
    <style:style style:name="P14" style:family="paragraph" style:parent-style-name="Text_20_body">
      <style:text-properties style:text-line-through-style="none" style:text-line-through-type="none" fo:font-weight="bold" officeooo:rsid="0029bab7" officeooo:paragraph-rsid="0029bab7" fo:background-color="#e9e976" style:font-weight-asian="bold" style:font-weight-complex="bold"/>
    </style:style>
    <style:style style:name="P15" style:family="paragraph" style:parent-style-name="Text_20_body">
      <style:text-properties style:text-line-through-style="none" style:text-line-through-type="none" fo:font-weight="bold" officeooo:rsid="0035cd07" officeooo:paragraph-rsid="0035cd07" fo:background-color="#e9e976" style:font-weight-asian="bold" style:font-weight-complex="bold"/>
    </style:style>
    <style:style style:name="P16" style:family="paragraph" style:parent-style-name="Text_20_body">
      <style:text-properties style:text-line-through-style="none" style:text-line-through-type="none" fo:font-weight="bold" officeooo:rsid="00297c02" officeooo:paragraph-rsid="00297c02" fo:background-color="#e9e976" style:font-weight-asian="bold" style:font-weight-complex="bold"/>
    </style:style>
    <style:style style:name="P17" style:family="paragraph" style:parent-style-name="Text_20_body">
      <style:text-properties style:text-line-through-style="none" style:text-line-through-type="none" fo:font-weight="normal" officeooo:rsid="002f0b0a" officeooo:paragraph-rsid="0029bab7" fo:background-color="#e9e976" style:font-weight-asian="normal" style:font-weight-complex="normal"/>
    </style:style>
    <style:style style:name="P18" style:family="paragraph" style:parent-style-name="Text_20_body">
      <style:text-properties style:text-line-through-style="none" style:text-line-through-type="none" fo:font-weight="normal" officeooo:rsid="0035cd07" officeooo:paragraph-rsid="0035cd07" fo:background-color="#e9e976" style:font-weight-asian="normal" style:font-weight-complex="normal"/>
    </style:style>
    <style:style style:name="P19" style:family="paragraph" style:parent-style-name="Text_20_body">
      <style:text-properties style:text-line-through-style="none" style:text-line-through-type="none" fo:font-weight="normal" officeooo:rsid="0038b031" officeooo:paragraph-rsid="0038b031" fo:background-color="#e9e976" style:font-weight-asian="normal" style:font-weight-complex="normal"/>
    </style:style>
    <style:style style:name="P20" style:family="paragraph" style:parent-style-name="Text_20_body">
      <style:text-properties style:text-line-through-style="none" style:text-line-through-type="none" fo:font-size="16pt" fo:font-weight="bold" officeooo:rsid="00297c02" officeooo:paragraph-rsid="00297c02" fo:background-color="#e9e976" style:font-size-asian="16pt" style:font-weight-asian="bold" style:font-size-complex="16pt" style:font-weight-complex="bold"/>
    </style:style>
    <style:style style:name="P21" style:family="paragraph" style:parent-style-name="Text_20_body">
      <style:paragraph-properties fo:break-before="page"/>
      <style:text-properties style:text-line-through-style="none" style:text-line-through-type="none" fo:font-size="16pt" fo:font-weight="bold" officeooo:rsid="00297c02" officeooo:paragraph-rsid="00297c02" fo:background-color="#e9e976" style:font-size-asian="16pt" style:font-weight-asian="bold" style:font-size-complex="16pt" style:font-weight-complex="bold"/>
    </style:style>
    <style:style style:name="P22" style:family="paragraph" style:parent-style-name="Text_20_body">
      <style:text-properties style:text-line-through-style="none" style:text-line-through-type="none" officeooo:rsid="002735c9" officeooo:paragraph-rsid="002764ab" fo:background-color="#e9e976"/>
    </style:style>
    <style:style style:name="P23" style:family="paragraph" style:parent-style-name="Text_20_body">
      <style:text-properties officeooo:rsid="002384c1" officeooo:paragraph-rsid="002384c1" fo:background-color="#e9e976"/>
    </style:style>
    <style:style style:name="P24" style:family="paragraph" style:parent-style-name="Text_20_body">
      <style:text-properties officeooo:rsid="002735c9" officeooo:paragraph-rsid="002735c9" fo:background-color="#e9e976"/>
    </style:style>
    <style:style style:name="P25" style:family="paragraph" style:parent-style-name="Text_20_body">
      <style:text-properties officeooo:rsid="002384c1" officeooo:paragraph-rsid="002384c1" fo:background-color="transparent"/>
    </style:style>
    <style:style style:name="T1" style:family="text">
      <style:text-properties fo:language="fr" fo:country="FR"/>
    </style:style>
    <style:style style:name="T2" style:family="text">
      <style:text-properties fo:language="fr" fo:country="FR" officeooo:rsid="0021e3db"/>
    </style:style>
    <style:style style:name="T3" style:family="text">
      <style:text-properties fo:language="fr" fo:country="FR" officeooo:rsid="0021e3db"/>
    </style:style>
    <style:style style:name="T4" style:family="text">
      <style:text-properties fo:language="fr" fo:country="FR" fo:font-weight="bold" officeooo:rsid="0021e3db" style:font-weight-asian="bold" style:font-weight-complex="bold"/>
    </style:style>
    <style:style style:name="T5" style:family="text">
      <style:text-properties fo:language="fr" fo:country="FR" fo:font-weight="bold" officeooo:rsid="0021e3db" style:font-weight-asian="bold" style:font-weight-complex="bold"/>
    </style:style>
    <style:style style:name="T6" style:family="text">
      <style:text-properties fo:language="fr" fo:country="FR" fo:font-weight="bold" officeooo:rsid="0021e3db" fo:background-color="#ff0000" loext:char-shading-value="0" style:font-weight-asian="bold" style:font-weight-complex="bold"/>
    </style:style>
    <style:style style:name="T7" style:family="text">
      <style:text-properties fo:language="fr" fo:country="FR" fo:font-weight="bold" officeooo:rsid="0021e3db" fo:background-color="#ff0000" loext:char-shading-value="0" style:font-weight-asian="bold" style:font-weight-complex="bold"/>
    </style:style>
    <style:style style:name="T8" style:family="text">
      <style:text-properties fo:language="fr" fo:country="FR" fo:font-weight="bold" officeooo:rsid="0021e3db" fo:background-color="#d78787" loext:char-shading-value="0" style:font-weight-asian="bold" style:font-weight-complex="bold"/>
    </style:style>
    <style:style style:name="T9" style:family="text">
      <style:text-properties fo:language="fr" fo:country="FR" fo:font-weight="bold" officeooo:rsid="0021e3db" fo:background-color="#d78787" loext:char-shading-value="0" style:font-weight-asian="bold" style:font-weight-complex="bold"/>
    </style:style>
    <style:style style:name="T10" style:family="text">
      <style:text-properties fo:language="fr" fo:country="FR" officeooo:rsid="0017a401"/>
    </style:style>
    <style:style style:name="T11" style:family="text">
      <style:text-properties fo:language="fr" fo:country="FR" fo:background-color="#55308d" loext:char-shading-value="0"/>
    </style:style>
    <style:style style:name="T12" style:family="text">
      <style:text-properties fo:language="fr" fo:country="FR" fo:background-color="#55308d" loext:char-shading-value="0"/>
    </style:style>
    <style:style style:name="T13" style:family="text">
      <style:text-properties fo:language="fr" fo:country="FR"/>
    </style:style>
    <style:style style:name="T14" style:family="text">
      <style:text-properties fo:language="fr" fo:country="FR" fo:background-color="#800080" loext:char-shading-value="0"/>
    </style:style>
    <style:style style:name="T15" style:family="text">
      <style:text-properties fo:language="fr" fo:country="FR" fo:background-color="#800080" loext:char-shading-value="0"/>
    </style:style>
    <style:style style:name="T16" style:family="text">
      <style:text-properties fo:language="fr" fo:country="FR" fo:background-color="#e9b1e9" loext:char-shading-value="0"/>
    </style:style>
    <style:style style:name="T17" style:family="text">
      <style:text-properties fo:language="fr" fo:country="FR" fo:background-color="#e9b1e9" loext:char-shading-value="0"/>
    </style:style>
    <style:style style:name="T18" style:family="text">
      <style:text-properties fo:language="fr" fo:country="FR" officeooo:rsid="0053c78e" fo:background-color="#e9b1e9" loext:char-shading-value="0"/>
    </style:style>
    <style:style style:name="T19" style:family="text">
      <style:text-properties fo:language="fr" fo:country="FR" fo:background-color="#ff0000" loext:char-shading-value="0"/>
    </style:style>
    <style:style style:name="T20" style:family="text">
      <style:text-properties fo:language="fr" fo:country="FR" officeooo:rsid="0021e3db" fo:background-color="#ff0000" loext:char-shading-value="0"/>
    </style:style>
    <style:style style:name="T21" style:family="text">
      <style:text-properties fo:language="fr" fo:country="FR" officeooo:rsid="0021e3db" fo:background-color="#ff0000" loext:char-shading-value="0"/>
    </style:style>
    <style:style style:name="T22" style:family="text">
      <style:text-properties fo:language="fr" fo:country="FR" fo:background-color="#ff0000" loext:char-shading-value="0"/>
    </style:style>
    <style:style style:name="T23" style:family="text">
      <style:text-properties fo:language="fr" fo:country="FR" fo:background-color="#d78787" loext:char-shading-value="0"/>
    </style:style>
    <style:style style:name="T24" style:family="text">
      <style:text-properties fo:language="fr" fo:country="FR" fo:background-color="#d78787" loext:char-shading-value="0"/>
    </style:style>
    <style:style style:name="T25" style:family="text">
      <style:text-properties fo:language="fr" fo:country="FR" officeooo:rsid="0021e3db" fo:background-color="#d78787" loext:char-shading-value="0"/>
    </style:style>
    <style:style style:name="T26" style:family="text">
      <style:text-properties fo:language="fr" fo:country="FR" officeooo:rsid="0021e3db" fo:background-color="#d78787" loext:char-shading-value="0"/>
    </style:style>
    <style:style style:name="T27" style:family="text">
      <style:text-properties fo:font-size="12pt" fo:language="fr" fo:country="FR" fo:font-weight="bold" style:font-size-asian="12pt" style:font-weight-asian="bold" style:font-size-complex="12pt" style:font-weight-complex="bold"/>
    </style:style>
    <style:style style:name="T28" style:family="text">
      <style:text-properties fo:font-size="12pt" fo:language="fr" fo:country="FR" fo:font-weight="bold" officeooo:rsid="00183efd" style:font-size-asian="12pt" style:font-weight-asian="bold" style:font-size-complex="12pt" style:font-weight-complex="bold"/>
    </style:style>
    <style:style style:name="T29" style:family="text">
      <style:text-properties fo:font-size="12pt" fo:language="fr" fo:country="FR" fo:font-weight="bold" officeooo:rsid="00183efd" style:font-size-asian="12pt" style:font-weight-asian="bold" style:font-size-complex="12pt" style:font-weight-complex="bold"/>
    </style:style>
    <style:style style:name="T30" style:family="text">
      <style:text-properties fo:font-size="12pt" fo:language="fr" fo:country="FR" fo:font-weight="bold" style:font-size-asian="12pt" style:font-weight-asian="bold" style:font-size-complex="12pt" style:font-weight-complex="bold"/>
    </style:style>
    <style:style style:name="T31" style:family="text">
      <style:text-properties fo:font-size="12pt" fo:language="fr" fo:country="FR" fo:font-weight="bold" fo:background-color="#ff0000" loext:char-shading-value="0" style:font-size-asian="12pt" style:font-weight-asian="bold" style:font-size-complex="12pt" style:font-weight-complex="bold"/>
    </style:style>
    <style:style style:name="T32" style:family="text">
      <style:text-properties fo:font-size="12pt" fo:language="fr" fo:country="FR" fo:font-weight="bold" officeooo:rsid="00183efd" fo:background-color="#ff0000" loext:char-shading-value="0" style:font-size-asian="12pt" style:font-weight-asian="bold" style:font-size-complex="12pt" style:font-weight-complex="bold"/>
    </style:style>
    <style:style style:name="T33" style:family="text">
      <style:text-properties fo:font-size="12pt" fo:language="fr" fo:country="FR" fo:font-weight="bold" officeooo:rsid="00183efd" fo:background-color="#ff0000" loext:char-shading-value="0" style:font-size-asian="12pt" style:font-weight-asian="bold" style:font-size-complex="12pt" style:font-weight-complex="bold"/>
    </style:style>
    <style:style style:name="T34" style:family="text">
      <style:text-properties fo:font-size="12pt" fo:language="fr" fo:country="FR" fo:font-weight="bold" fo:background-color="#ff0000" loext:char-shading-value="0" style:font-size-asian="12pt" style:font-weight-asian="bold" style:font-size-complex="12pt" style:font-weight-complex="bold"/>
    </style:style>
    <style:style style:name="T35" style:family="text">
      <style:text-properties fo:font-size="12pt" fo:language="fr" fo:country="FR" fo:font-weight="bold" fo:background-color="#d78787" loext:char-shading-value="0" style:font-size-asian="12pt" style:font-weight-asian="bold" style:font-size-complex="12pt" style:font-weight-complex="bold"/>
    </style:style>
    <style:style style:name="T36" style:family="text">
      <style:text-properties fo:font-size="12pt" fo:language="fr" fo:country="FR" fo:font-weight="bold" officeooo:rsid="00183efd" fo:background-color="#d78787" loext:char-shading-value="0" style:font-size-asian="12pt" style:font-weight-asian="bold" style:font-size-complex="12pt" style:font-weight-complex="bold"/>
    </style:style>
    <style:style style:name="T37" style:family="text">
      <style:text-properties fo:font-size="12pt" fo:language="fr" fo:country="FR" fo:font-weight="bold" officeooo:rsid="00183efd" fo:background-color="#d78787" loext:char-shading-value="0" style:font-size-asian="12pt" style:font-weight-asian="bold" style:font-size-complex="12pt" style:font-weight-complex="bold"/>
    </style:style>
    <style:style style:name="T38" style:family="text">
      <style:text-properties fo:font-size="12pt" fo:language="fr" fo:country="FR" fo:font-weight="bold" fo:background-color="#d78787" loext:char-shading-value="0" style:font-size-asian="12pt" style:font-weight-asian="bold" style:font-size-complex="12pt" style:font-weight-complex="bold"/>
    </style:style>
    <style:style style:name="T39" style:family="text">
      <style:text-properties officeooo:rsid="002764ab"/>
    </style:style>
    <style:style style:name="T40" style:family="text">
      <style:text-properties officeooo:rsid="00286252"/>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30a370"/>
    </style:style>
    <style:style style:name="T43" style:family="text">
      <style:text-properties style:text-underline-style="none"/>
    </style:style>
    <style:style style:name="T44" style:family="text">
      <style:text-properties style:text-underline-style="none" officeooo:rsid="0030a370"/>
    </style:style>
    <style:style style:name="T45" style:family="text">
      <style:text-properties style:text-underline-style="none" officeooo:rsid="0038b031"/>
    </style:style>
    <style:style style:name="T46" style:family="text">
      <style:text-properties style:text-underline-style="none" officeooo:rsid="00391aff"/>
    </style:style>
    <style:style style:name="T47" style:family="text">
      <style:text-properties style:text-underline-style="none" officeooo:rsid="003e8826"/>
    </style:style>
    <style:style style:name="T48" style:family="text">
      <style:text-properties style:text-underline-style="none" officeooo:rsid="003ecf70"/>
    </style:style>
    <style:style style:name="T49" style:family="text">
      <style:text-properties style:text-underline-style="none" officeooo:rsid="0040a9da"/>
    </style:style>
    <style:style style:name="T50" style:family="text">
      <style:text-properties style:text-underline-style="none" officeooo:rsid="004e580b"/>
    </style:style>
    <style:style style:name="T51" style:family="text">
      <style:text-properties style:text-underline-style="none" officeooo:rsid="004e852a"/>
    </style:style>
    <style:style style:name="T52" style:family="text">
      <style:text-properties style:text-underline-style="none" officeooo:rsid="00535b90"/>
    </style:style>
    <style:style style:name="T53" style:family="text">
      <style:text-properties officeooo:rsid="0029bab7"/>
    </style:style>
    <style:style style:name="T54" style:family="text">
      <style:text-properties officeooo:rsid="002df86d"/>
    </style:style>
    <style:style style:name="T55" style:family="text">
      <style:text-properties officeooo:rsid="002f0b0a"/>
    </style:style>
    <style:style style:name="T56" style:family="text">
      <style:text-properties fo:font-weight="bold" style:font-weight-asian="bold" style:font-weight-complex="bold"/>
    </style:style>
    <style:style style:name="T57" style:family="text">
      <style:text-properties officeooo:rsid="0030a370"/>
    </style:style>
    <style:style style:name="T58" style:family="text">
      <style:text-properties officeooo:rsid="003b0aac"/>
    </style:style>
    <style:style style:name="T59" style:family="text">
      <style:text-properties officeooo:rsid="004d2ed4"/>
    </style:style>
    <style:style style:name="T60" style:family="text">
      <style:text-properties officeooo:rsid="0051eb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s démocraties illégitimes dans le monde</text:p>
      <text:p text:style-name="Title"/>
      <text:p text:style-name="P1"><text:span text:style-name="Strong_20_Emphasis"><text:span text:style-name="T17">Démocratie illégitime</text:span></text:span><text:span text:style-name="T17"> : </text:span><text:span text:style-name="T18">r</text:span><text:span text:style-name="T17">égime ou gouvernement qui prétend fonctionner comme une démocratie, mais qui manque de légitimité aux yeux de la population ou de la communauté internationale. Cette illégitimité peut provenir de plusieurs facteurs, tels que des élections truquées, une absence de pluralisme politique, des restrictions à la liberté d'expression, ou la corruption</text:span></text:p>
      <text:list xml:id="list2928917083" text:style-name="Numbering_20_123">
        <text:list-header>
          <text:p text:style-name="P7">Exemples de régime issus de démocraties illégitimes</text:p>
        </text:list-header>
        <text:list-item>
          <text:p text:style-name="P9"><text:span text:style-name="Strong_20_Emphasis"><text:span text:style-name="T10">Démocratie autoritaire</text:span></text:span><text:span text:style-name="T10"> : Elections manipulées, répression des opposants et contrôle des nstitutions par le gouvernement.</text:span></text:p>
        </text:list-item>
        <text:list-item>
          <text:p text:style-name="P5"><text:span text:style-name="Strong_20_Emphasis">Démocratie de façade</text:span> : Apparences démocratiques, mais décisions réellement prises par une petite élite ou un leader unique.</text:p>
        </text:list-item>
        <text:list-item>
          <text:p text:style-name="P5"><text:span text:style-name="Strong_20_Emphasis">Démocratie populiste</text:span> : Un leader charismatique gouverne de manière autoritaire en affaiblissant les contre-pouvoirs, sous prétexte de représenter le peuple.</text:p>
        </text:list-item>
        <text:list-item>
          <text:p text:style-name="P5"><text:span text:style-name="Strong_20_Emphasis">Démocratie ethnique</text:span> : Favorise un groupe spécifique tout en excluant ou marginalisant les minorités.</text:p>
        </text:list-item>
        <text:list-item>
          <text:p text:style-name="P5"><text:span text:style-name="Strong_20_Emphasis">Oligarchie déguisée</text:span> : Le pouvoir est contrôlé par une petite élite économique, manipulant le processus électoral à leur avantage.</text:p>
        </text:list-item>
        <text:list-item>
          <text:p text:style-name="P6"><text:span text:style-name="Strong_20_Emphasis">Démocratie militocratique</text:span> : L’armée contrôle le pouvoir, même si des institutions démocratiques existent en apparence.</text:p>
        </text:list-item>
        <text:list-item>
          <text:p text:style-name="P8">Dictature</text:p>
          <text:p text:style-name="P8"/>
        </text:list-item>
      </text:list>
      <text:p text:style-name="P1"/>
      <text:list xml:id="list2237579323" text:style-name="List_20_1">
        <text:list-header>
          <text:p text:style-name="P12"><text:span text:style-name="Strong_20_Emphasis"><text:span text:style-name="T24">Démocratie</text:span></text:span><text:span text:style-name="T24"> : </text:span><text:span text:style-name="T26">La </text:span><text:span text:style-name="T24">démocratie est un système de gouvernement dans lequel le pouvoir est exercé par le peuple, soit directement, soit par le biais de représentants élus. </text:span><text:span text:style-name="T9">C’est l</text:span><text:span text:style-name="T37">e</text:span><text:span text:style-name="T38"> système </text:span><text:span text:style-name="T37">qui</text:span><text:span text:style-name="T38"> favorise </text:span><text:span text:style-name="T37">au mieux</text:span><text:span text:style-name="T38"> la participation politique, la pluralité des opinions et la protection des droits de l'homme. </text:span><text:span text:style-name="T24"><text:s/>Elle repose sur plusieurs principes essentiels :</text:span></text:p>
        </text:list-header>
        <text:list-item>
          <text:p text:style-name="P13"><text:span text:style-name="Strong_20_Emphasis"><text:span text:style-name="T24">Souveraineté populaire</text:span></text:span><text:span text:style-name="T24"> </text:span><text:span text:style-name="T1">: Le pouvoir appartient au peuple, qui l'exerce par le vote.</text:span></text:p>
        </text:list-item>
        <text:list-item>
          <text:p text:style-name="P13"><text:span text:style-name="Strong_20_Emphasis"><text:span text:style-name="T24">Élections libres et équitables</text:span></text:span><text:span text:style-name="T24"> </text:span><text:span text:style-name="T1">: Les dirigeants sont choisis lors d'élections transparentes où tous les citoyens éligibles peuvent participer.</text:span></text:p>
        </text:list-item>
        <text:list-item>
          <text:p text:style-name="P13"><text:span text:style-name="Strong_20_Emphasis"><text:span text:style-name="T24">État de droit</text:span></text:span><text:span text:style-name="T24"> </text:span><text:span text:style-name="T1">: Toutes les actions gouvernementales doivent respecter la loi et garantir les droits fondamentaux des citoyens.</text:span></text:p>
        </text:list-item>
        <text:list-item>
          <text:p text:style-name="P13"><text:span text:style-name="Strong_20_Emphasis"><text:span text:style-name="T24">Liberté d'expression et de presse</text:span></text:span><text:span text:style-name="T24"> </text:span><text:span text:style-name="T1">: Les citoyens ont le droit de s'exprimer librement et de critiquer le gouvernement.</text:span></text:p>
        </text:list-item>
        <text:list-item>
          <text:p text:style-name="P11"><text:span text:style-name="Strong_20_Emphasis"><text:span text:style-name="T24">Séparation des pouvoirs</text:span></text:span><text:span text:style-name="T24"> </text:span><text:span text:style-name="T1">: Les pouvoirs législatif, exécutif et judiciaire sont indépendants et se contrôlent mutuellement.</text:span></text:p>
        </text:list-item>
      </text:list>
      <text:p text:style-name="Text_20_body"><text:span text:style-name="T1"/></text:p>
      <text:p text:style-name="P23"><text:span text:style-name="T56">N</text:span>ous allons <text:span text:style-name="T55">ici </text:span>tenter de comprendre comment les démocraties illégitimes se maintiennent t’elles au pouvoir malgrès les contestations internes. A travers ces trois exemples</text:p>
      <text:p text:style-name="P25">- Liran</text:p>
      <text:p text:style-name="P23">- La Russie</text:p>
      <text:p text:style-name="P25">- La Chine</text:p>
      <text:p text:style-name="P23">Pour <text:s/>chaqu’un de ces pays, nous vous expliquerons dans un premier temps les raisons pour lesquelles leur démocratie n’est pas légitime. Puis nous verrons comment ces régimes font pour faire taire la critique de leur système politique.</text:p>
      <text:h text:style-name="P3" text:outline-level="1"/>
      <text:h text:style-name="P4" text:outline-level="1"><text:span text:style-name="T55">1)</text:span> La Russie :</text:h>
      <text:h text:style-name="P2" text:outline-level="1"><text:span text:style-name="T55">1. P</text:span><text:span text:style-name="T58">ourquoi la Russie n’est <text:s/>t’elle pas considérée comme une démocratie légitime ?</text:span></text:h>
      <text:p text:style-name="P10">-<text:span text:style-name="T53">Manipulation des élections</text:span></text:p>
      <text:p text:style-name="P24"><text:span text:style-name="T60">I</text:span>l y a des accusations de fraudes électorales, un manque de transparence, et des pratiques limitant l’opposition. <text:span text:style-name="T57">En 2020 Vladimir <text:s/>Poutine </text:span><text:span text:style-name="T60">change la constitution pour</text:span><text:span text:style-name="T57"> rester au pouvoir jusqu’en 2036 ce qui limite l’alternance politique qui est centrale en démocratie</text:span></text:p>
      <text:p text:style-name="P10">-<text:span text:style-name="T53">Absence de séparation des pouvoirs</text:span></text:p>
      <text:p text:style-name="P24">Il <text:s/>y a une abscence de séparation des pouvoirs car Vladimir Poutine exerce une influence très forte sur les autres branches du gouvernement qui devienne donc des extensions du pouvoir exécutif plutôt que des instances de contre-pouvoir.</text:p>
      <text:p text:style-name="P10">-<text:span text:style-name="T53">Absence de respect des droits et libertés fondamentales</text:span></text:p>
      <text:p text:style-name="P22"><text:span text:style-name="T54">Il n’y a pas de </text:span><text:span text:style-name="T39">respect </text:span><text:span text:style-name="T53">des</text:span><text:span text:style-name="T39"> </text:span><text:span text:style-name="T40">droits de l’homme et </text:span><text:span text:style-name="T60">d</text:span><text:span text:style-name="T40">es libertés fondamentales</text:span><text:span text:style-name="T39"> </text:span><text:span text:style-name="T40">qui</text:span><text:span text:style-name="T39"> sont systématiquement violés en Russie sous pretexte de lois anti-propagande et anti-terrorisme.</text:span></text:p>
      <text:p text:style-name="P20"/>
      <text:p text:style-name="P21"><text:span text:style-name="T55">2. </text:span><text:span text:style-name="T58">Comment l</text:span>a Russie limite <text:span text:style-name="T58">t’elle</text:span> l’opposition ?</text:p>
      <text:p text:style-name="P14"><text:span text:style-name="T43">-contrôle des médias</text:span></text:p>
      <text:p text:style-name="P17"><text:span text:style-name="T43">la majorité des médias en Russie sont controlés par l’État donc les informations diffusées sont souvent filtrées ou censurées pour être plus favorable au gouvernement.</text:span></text:p>
      <text:p text:style-name="P17"><text:span text:style-name="T44"/></text:p>
      <text:p text:style-name="P15"><text:span text:style-name="T44">-S</text:span><text:span text:style-name="T43">uppression </text:span><text:span text:style-name="T45">des énemis politiques</text:span></text:p>
      <text:p text:style-name="P18"><text:span text:style-name="T43"><text:s/>Les figures de l'opposition comme </text:span><text:span text:style-name="T41">Alexeï Navalny</text:span><text:span text:style-name="T43"> ont été emprisonnées, victimes d'attaques </text:span><text:span text:style-name="T51">ou harcelés</text:span><text:span text:style-name="T43">.</text:span></text:p>
      <text:p text:style-name="P18"><text:span text:style-name="T43">Les manifestations et les rassemblements politiques sont sévèrement réprimés, et les lois sont souvent utilisées pour justifier des arrestations massives et des peines sévères contre les manifestants et les militants.</text:span></text:p>
      <text:p text:style-name="P15"><text:span text:style-name="T43">-</text:span><text:span text:style-name="T45">Encadrement de la jeunesse</text:span></text:p>
      <text:p text:style-name="P19"><text:span text:style-name="T43">La Russie encadre la jeunesse </text:span><text:span text:style-name="T50">S</text:span><text:span text:style-name="T46">ouvent sous la forme de camps d’été </text:span><text:span text:style-name="T52">qui </text:span><text:span text:style-name="T46">ont pour but de renforcer le sentiment national des jeunes et de les encadrer dès le plus jeune age en leur enseignant un nationalisme controlé par la propagande du parti politique de Vladimir Poutine (Russie Unie</text:span><text:span text:style-name="T49">)</text:span><text:span text:style-name="T46">.</text:span></text:p>
      <text:p text:style-name="P18"><text:span text:style-name="T43"/></text:p>
      <text:p text:style-name="P16"><text:span text:style-name="T4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10T15:07:15.828000000</meta:creation-date>
    <meta:generator>LibreOffice/7.2.4.1$Windows_X86_64 LibreOffice_project/27d75539669ac387bb498e35313b970b7fe9c4f9</meta:generator>
    <dc:date>2024-11-05T21:09:39.361000000</dc:date>
    <meta:editing-duration>PT2H14M30S</meta:editing-duration>
    <meta:editing-cycles>30</meta:editing-cycles>
    <meta:document-statistic meta:table-count="0" meta:image-count="0" meta:object-count="0" meta:page-count="4" meta:paragraph-count="37" meta:word-count="665" meta:character-count="4410" meta:non-whitespace-character-count="3789"/>
  </office:meta>
</office:document-meta>
</file>